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514cm" svg:y1="2.836cm" svg:x2="9.821cm" svg:y2="4.159cm">
          <text:p/>
        </draw:line>
        <draw:line draw:style-name="gr1" draw:text-style-name="P1" draw:layer="layout" svg:x1="6.403cm" svg:y1="3.471cm" svg:x2="9.821cm" svg:y2="4.849cm">
          <text:p/>
        </draw:line>
        <draw:line draw:style-name="gr1" draw:text-style-name="P1" draw:layer="layout" svg:x1="11.998cm" svg:y1="2.604cm" svg:x2="13.321cm" svg:y2="3.974cm">
          <text:p/>
        </draw:line>
        <draw:line draw:style-name="gr1" draw:text-style-name="P1" draw:layer="layout" svg:x1="14.691cm" svg:y1="2.65cm" svg:x2="13.321cm" svg:y2="3.974cm">
          <text:p/>
        </draw:line>
        <draw:line draw:style-name="gr1" draw:text-style-name="P1" draw:layer="layout" svg:x1="15.133cm" svg:y1="3.107cm" svg:x2="13.763cm" svg:y2="4.431cm">
          <text:p/>
        </draw:line>
        <draw:line draw:style-name="gr1" draw:text-style-name="P1" draw:layer="layout" svg:x1="15.086cm" svg:y1="5.801cm" svg:x2="13.763cm" svg:y2="4.431cm">
          <text:p/>
        </draw:line>
        <draw:line draw:style-name="gr1" draw:text-style-name="P1" draw:layer="layout" svg:x1="14.629cm" svg:y1="6.243cm" svg:x2="13.306cm" svg:y2="4.872cm">
          <text:p/>
        </draw:line>
        <draw:line draw:style-name="gr1" draw:text-style-name="P1" draw:layer="layout" svg:x1="11.936cm" svg:y1="6.196cm" svg:x2="13.306cm" svg:y2="4.872cm">
          <text:p/>
        </draw:line>
        <draw:line draw:style-name="gr1" draw:text-style-name="P1" draw:layer="layout" svg:x1="11.495cm" svg:y1="5.739cm" svg:x2="12.865cm" svg:y2="4.415cm">
          <text:p/>
        </draw:line>
        <draw:line draw:style-name="gr1" draw:text-style-name="P1" draw:layer="layout" svg:x1="11.541cm" svg:y1="3.045cm" svg:x2="12.865cm" svg:y2="4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Subhaneil Lahiri</meta:initial-creator>
    <meta:creation-date>2006-08-21T21:40:06</meta:creation-date>
    <dc:creator>Subhaneil Lahiri</dc:creator>
    <dc:date>2006-08-21T22:03:27</dc:date>
    <dc:language>en-US</dc:language>
    <meta:editing-cycles>3</meta:editing-cycles>
    <meta:editing-duration>PT23M37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